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language="ca" fo:country="E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language="ca" fo:country="ES"/>
    </style:style>
    <style:style style:name="P3" style:parent-style-name="Normal" style:family="paragraph">
      <style:paragraph-properties fo:text-align="center"/>
    </style:style>
    <style:style style:name="T4" style:parent-style-name="Lletraperdefectedelparàgraf" style:family="text">
      <style:text-properties fo:language="ca" fo:country="ES"/>
    </style:style>
    <style:style style:name="T5" style:parent-style-name="Enllaç" style:family="text">
      <style:text-properties fo:language="ca" fo:country="ES"/>
    </style:style>
    <style:style style:name="T6" style:parent-style-name="Enllaç" style:family="text">
      <style:text-properties style:font-name="Roboto" fo:font-size="10.5pt" style:font-size-asian="10.5pt" style:font-size-complex="10.5pt" fo:background-color="#FFFFFF" fo:language="ca" fo:country="ES"/>
    </style:style>
    <style:style style:name="T7" style:parent-style-name="Lletraperdefectedelparàgraf" style:family="text">
      <style:text-properties style:font-name="Roboto" fo:color="#5E5E5E" fo:font-size="10.5pt" style:font-size-asian="10.5pt" style:font-size-complex="10.5pt" fo:background-color="#FFFFFF" fo:language="ca" fo:country="ES"/>
    </style:style>
    <style:style style:name="P8" style:parent-style-name="Normal" style:family="paragraph">
      <style:paragraph-properties fo:text-align="justify"/>
      <style:text-properties style:font-name="Roboto" fo:color="#5E5E5E" fo:font-size="10.5pt" style:font-size-asian="10.5pt" style:font-size-complex="10.5pt" fo:background-color="#FFFFFF" fo:language="ca" fo:country="ES"/>
    </style:style>
    <style:style style:name="P9" style:parent-style-name="Normal" style:family="paragraph">
      <style:text-properties style:font-name="Roboto" fo:color="#5E5E5E" fo:font-size="10.5pt" style:font-size-asian="10.5pt" style:font-size-complex="10.5pt" fo:background-color="#FFFFFF" fo:language="ca" fo:country="ES"/>
    </style:style>
    <style:style style:name="P10" style:parent-style-name="Normal" style:family="paragraph">
      <style:text-properties style:font-name="Roboto" fo:color="#5E5E5E" fo:font-size="10.5pt" style:font-size-asian="10.5pt" style:font-size-complex="10.5pt" fo:background-color="#FFFFFF" fo:language="ca" fo:country="ES"/>
    </style:style>
    <style:style style:name="P11" style:parent-style-name="Normal" style:family="paragraph">
      <style:text-properties style:font-name="Roboto" fo:color="#5E5E5E" fo:font-size="10.5pt" style:font-size-asian="10.5pt" style:font-size-complex="10.5pt" fo:background-color="#FFFFFF" fo:language="ca" fo:country="ES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 fo:language="ca" fo:country="ES"/>
    </style:style>
    <style:style style:name="P13" style:parent-style-name="Normal" style:family="paragraph">
      <style:text-properties style:text-underline-type="single" style:text-underline-style="solid" style:text-underline-width="auto" style:text-underline-mode="continuous" fo:language="ca" fo:country="ES"/>
    </style:style>
    <style:style style:name="P14" style:parent-style-name="Paràgrafdellista" style:list-style-name="LFO1" style:family="paragraph">
      <style:text-properties fo:language="ca" fo:country="ES"/>
    </style:style>
    <style:style style:name="P15" style:parent-style-name="Paràgrafdellista" style:list-style-name="LFO1" style:family="paragraph">
      <style:text-properties fo:language="ca" fo:country="ES"/>
    </style:style>
    <style:style style:name="P16" style:parent-style-name="Paràgrafdellista" style:list-style-name="LFO1" style:family="paragraph">
      <style:text-properties fo:language="ca" fo:country="ES"/>
    </style:style>
    <style:style style:name="P17" style:parent-style-name="Paràgrafdellista" style:list-style-name="LFO1" style:family="paragraph">
      <style:text-properties fo:language="ca" fo:country="ES"/>
    </style:style>
    <style:style style:name="P18" style:parent-style-name="Paràgrafdellista" style:list-style-name="LFO1" style:family="paragraph">
      <style:text-properties fo:language="ca" fo:country="ES"/>
    </style:style>
    <style:style style:name="P19" style:parent-style-name="Paràgrafdellista" style:list-style-name="LFO1" style:family="paragraph">
      <style:text-properties fo:language="ca" fo:country="ES"/>
    </style:style>
    <style:style style:name="P20" style:parent-style-name="Paràgrafdellista" style:list-style-name="LFO1" style:family="paragraph">
      <style:text-properties fo:language="ca" fo:country="ES"/>
    </style:style>
    <style:style style:name="P21" style:parent-style-name="Paràgrafdellista" style:list-style-name="LFO1" style:family="paragraph">
      <style:text-properties fo:language="ca" fo:country="ES"/>
    </style:style>
    <style:style style:name="P22" style:parent-style-name="Paràgrafdellista" style:list-style-name="LFO1" style:family="paragraph">
      <style:text-properties fo:language="ca" fo:country="ES"/>
    </style:style>
    <style:style style:name="P23" style:parent-style-name="Normal" style:family="paragraph">
      <style:text-properties fo:language="ca" fo:country="ES"/>
    </style:style>
    <style:style style:name="P24" style:parent-style-name="Normal" style:family="paragraph">
      <style:text-properties fo:language="ca" fo:country="ES"/>
    </style:style>
    <style:style style:name="P25" style:parent-style-name="Normal" style:family="paragraph">
      <style:text-properties style:text-underline-type="single" style:text-underline-style="solid" style:text-underline-width="auto" style:text-underline-mode="continuous" fo:language="ca" fo:country="ES"/>
    </style:style>
    <style:style style:name="T26" style:parent-style-name="Lletraperdefectedelparàgraf" style:family="text">
      <style:text-properties fo:language="ca" fo:country="ES"/>
    </style:style>
    <style:style style:name="T27" style:parent-style-name="Lletraperdefectedelparàgraf" style:family="text">
      <style:text-properties fo:language="ca" fo:country="ES"/>
    </style:style>
    <style:style style:name="T28" style:parent-style-name="Lletraperdefectedelparàgraf" style:family="text">
      <style:text-properties fo:language="ca" fo:country="ES"/>
    </style:style>
  </office:automatic-styles>
  <office:body>
    <office:text text:use-soft-page-breaks="true">
      <text:p text:style-name="P1">Assignatura: Ètica i legislación</text:p>
      <text:p text:style-name="P2">Secció: Ètica</text:p>
      <text:p text:style-name="P3"><text:span text:style-name="T4">Professor: Josep Ferret (</text:span><text:a xlink:href="mailto:jferretm@ub.edu" office:target-frame-name="_top" xlink:show="replace"><text:span text:style-name="T5">jferretm</text:span><text:span text:style-name="T6">@ub.edu</text:span></text:a><text:span text:style-name="T7">)</text:span></text:p>
      <text:p text:style-name="P8">_________________________________________________________________________________________</text:p>
      <text:p text:style-name="P9"/>
      <text:p text:style-name="P10"/>
      <text:p text:style-name="P11"/>
      <text:p text:style-name="P12">Programa provisional</text:p>
      <text:p text:style-name="P13"/>
      <text:list text:style-name="LFO1" text:continue-numbering="true">
        <text:list-item>
          <text:p text:style-name="P14">Introducció a l’ètica i<text:s/>a<text:s/>la moral</text:p>
        </text:list-item>
        <text:list-item>
          <text:p text:style-name="P15">L’ètica. Teories deontològiques i conseqüencialistes</text:p>
        </text:list-item>
        <text:list-item>
          <text:p text:style-name="P16">Teories de la justícia</text:p>
        </text:list-item>
        <text:list-item>
          <text:p text:style-name="P17">L’equilibri reflexiu i la coherència en les teories morals</text:p>
        </text:list-item>
        <text:list-item>
          <text:p text:style-name="P18">El deure d’obediència a la llei</text:p>
        </text:list-item>
        <text:list-item>
          <text:p text:style-name="P19">Critical Thinking</text:p>
        </text:list-item>
        <text:list-item>
          <text:p text:style-name="P20">La intel·ligència artificial i els cotxes automàtics</text:p>
        </text:list-item>
        <text:list-item>
          <text:p text:style-name="P21">Justícia climàtica</text:p>
        </text:list-item>
        <text:list-item>
          <text:p text:style-name="P22">Les criptomònades i la política monetària (si hi ha temps)</text:p>
        </text:list-item>
      </text:list>
      <text:p text:style-name="P23"/>
      <text:p text:style-name="P24"/>
      <text:p text:style-name="P25">Avaluació</text:p>
      <text:p text:style-name="Normal"><text:span text:style-name="T26">Per a superar l’assignatura cal assistir a un 80% de les classes i escriure un assaig de 1000-1500 paraules seguint la guia</text:span><text:span text:style-name="T27"><text:s/>per escriure un assaig</text:span><text:span text:style-name="T28"><text:s/>que trobareu a l’aula virtua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Lletraperdefectedelparàgraf" style:display-name="Lletra per defecte del paràgraf" style:family="text"/>
    <style:style style:name="Enllaç" style:display-name="Enllaç" style:family="text" style:parent-style-name="Lletraperdefectedelparàgraf">
      <style:text-properties fo:color="#0563C1" style:text-underline-type="single" style:text-underline-style="solid" style:text-underline-width="auto" style:text-underline-mode="continuous"/>
    </style:style>
    <style:style style:name="Menciósenseresoldre" style:display-name="Menció sense resoldre" style:family="text" style:parent-style-name="Lletraperdefectedelparàgraf">
      <style:text-properties fo:color="#605E5C" fo:background-color="#E1DFDD"/>
    </style:style>
    <style:style style:name="Paràgrafdellista" style:display-name="Paràgraf de l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pe ferret mas</meta:initial-creator>
    <dc:creator>pepe ferret mas</dc:creator>
    <meta:creation-date>2023-10-19T11:11:00Z</meta:creation-date>
    <dc:date>2023-10-19T11:24:00Z</dc:date>
    <meta:template xlink:href="Normal" xlink:type="simple"/>
    <meta:editing-cycles>1</meta:editing-cycles>
    <meta:editing-duration>PT780S</meta:editing-duration>
    <meta:user-defined meta:name="GrammarlyDocumentId">118f8cff-bb85-4d13-98e3-1af127222023</meta:user-defined>
    <meta:document-statistic meta:page-count="1" meta:paragraph-count="16" meta:word-count="106" meta:character-count="750" meta:row-count="23" meta:non-whitespace-character-count="660"/>
  </office:meta>
</office:document-meta>
</file>